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eac2d" officeooo:paragraph-rsid="0000b3f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TCCTGTAAAGCGCATGAGGGCGAAACTTCCAAGTTTTGAGCCCAAATGAGTTTTAACGTAAATGTAATCATTTACCACACTTTCATTAATTTCTAAATACCTCATTAAGGCCAACTCAAAACTCAGAACGATAGCATCTTGACTGGCATCAAAGGCCTCATAATCGGATTCTGTGCAGACACCATCAAATCCTTGTTTTATAACCCACTCATTGAGATCATCGATGTTTTTGCATGAGTGTATGTAAAAATTTTTGGGTAAAGCTTCATTGAGTTTTTTTTCAATGTACCTCATTGTTGGCGCAAACCTACATAAAACAGCGTGATGAAAACACGCAAGCGTTTGCCCCGCCTTA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7:32.434737940</meta:creation-date>
    <dc:date>2019-03-29T15:57:52.923453068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